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9.3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7.39mm" svg:height="160.3mm" svg:x="167.87mm" svg:y="9.88mm">
            <draw:object draw:notify-on-update-of-ranges="Sheet1.A19:Sheet1.A24 Sheet1.C10:Sheet1.C10 Sheet1.C19:Sheet1.C24 Sheet1.A34:Sheet1.A47 Sheet1.B34:Sheet1.B47 Sheet1.A13:Sheet1.A24 Sheet1.F10:Sheet1.F10 Sheet1.F13:Sheet1.F24 Sheet1.A12:Sheet1.A24 Sheet1.G10:Sheet1.G10 Sheet1.G12:Sheet1.G24 Sheet1.A15:Sheet1.A24 Sheet1.E10:Sheet1.E10 Sheet1.E15:Sheet1.E24 Sheet1.A11:Sheet1.A20 Sheet1.B10:Sheet1.B10 Sheet1.B11:Sheet1.B20 Sheet1.A11:Sheet1.A24 Sheet1.D10:Sheet1.D10 Sheet1.D11:Sheet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7.87mm" svg:height="9.39mm" svg:x="311.61mm" svg:y="27.32mm">
            <draw:text-box>
              <text:p/>
            </draw:text-box>
          </draw:frame>
        </table:shapes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REAM BM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8765.6" calcext:value-type="float">
            <text:p>8765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114.1" calcext:value-type="float">
            <text:p>9114,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9906.9" calcext:value-type="float">
            <text:p>9906,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Triad</text:p>
          </table:table-cell>
          <table:table-cell office:value-type="float" office:value="9561.2" calcext:value-type="float">
            <text:p>9561,2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formula="of:=(SUM([.B2:.B5])/4)/1024" office:value-type="float" office:value="9.118115234375" calcext:value-type="float">
            <text:p>9,118115234375</text:p>
          </table:table-cell>
          <table:table-cell table:formula="of:=[.B6]/4" office:value-type="float" office:value="2.27952880859375" calcext:value-type="float">
            <text:p>2,27952880859375</text:p>
          </table:table-cell>
          <table:table-cell table:style-name="ce6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1" office:value-type="string" calcext:value-type="string">
            <text:p>x3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FLOPS/Byte</text:p>
          </table:table-cell>
          <table:table-cell table:style-name="ce1" office:value-type="string" calcext:value-type="string">
            <text:p>BETA * I</text:p>
          </table:table-cell>
          <table:table-cell table:style-name="ce1" office:value-type="string" calcext:value-type="string">
            <text:p>PEAK FP Perf</text:p>
          </table:table-cell>
          <table:table-cell table:style-name="ce1" office:value-type="string" calcext:value-type="string">
            <text:p>wo fma</text:p>
          </table:table-cell>
          <table:table-cell table:style-name="ce1" office:value-type="string" calcext:value-type="string">
            <text:p>wo simd</text:p>
          </table:table-cell>
          <table:table-cell table:style-name="ce1" office:value-type="string" calcext:value-type="string">
            <text:p>wo ilp</text:p>
          </table:table-cell>
          <table:table-cell table:style-name="ce1" office:value-type="string" calcext:value-type="string">
            <text:p>wo tlp</text:p>
          </table:table-cell>
          <table:table-cell table:number-columns-repeated="4"/>
        </table:table-row>
        <table:table-row table:style-name="ro1">
          <table:table-cell table:formula="of:=POWER(2;-4)" office:value-type="float" office:value="0.0625" calcext:value-type="float">
            <text:p>0,0625</text:p>
          </table:table-cell>
          <table:table-cell table:formula="of:=[.$B$6]*[.A11]*4" office:value-type="float" office:value="2.27952880859375" calcext:value-type="float">
            <text:p>2,279528808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-3)" office:value-type="float" office:value="0.125" calcext:value-type="float">
            <text:p>0,125</text:p>
          </table:table-cell>
          <table:table-cell table:formula="of:=[.$B$6]*[.A12]*4" office:value-type="float" office:value="4.5590576171875" calcext:value-type="float">
            <text:p>4,559057617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-2)" office:value-type="float" office:value="0.25" calcext:value-type="float">
            <text:p>0,25</text:p>
          </table:table-cell>
          <table:table-cell table:formula="of:=[.$B$6]*[.A13]*4" office:value-type="float" office:value="9.118115234375" calcext:value-type="float">
            <text:p>9,11811523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-1)" office:value-type="float" office:value="0.5" calcext:value-type="float">
            <text:p>0,5</text:p>
          </table:table-cell>
          <table:table-cell table:formula="of:=[.$B$6]*[.A14]*4" office:value-type="float" office:value="18.23623046875" calcext:value-type="float">
            <text:p>18,2362304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0)" office:value-type="float" office:value="1" calcext:value-type="float">
            <text:p>1</text:p>
          </table:table-cell>
          <table:table-cell table:formula="of:=[.$B$6]*[.A15]*4" office:value-type="float" office:value="36.4724609375" calcext:value-type="float">
            <text:p>36,472460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1)" office:value-type="float" office:value="2" calcext:value-type="float">
            <text:p>2</text:p>
          </table:table-cell>
          <table:table-cell table:formula="of:=[.$B$6]*[.A16]*4" office:value-type="float" office:value="72.944921875" calcext:value-type="float">
            <text:p>72,94492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2)" office:value-type="float" office:value="4" calcext:value-type="float">
            <text:p>4</text:p>
          </table:table-cell>
          <table:table-cell table:formula="of:=[.$B$6]*[.A17]*4" office:value-type="float" office:value="145.88984375" calcext:value-type="float">
            <text:p>145,8898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3)" office:value-type="float" office:value="8" calcext:value-type="float">
            <text:p>8</text:p>
          </table:table-cell>
          <table:table-cell table:formula="of:=[.$B$6]*[.A18]*4" office:value-type="float" office:value="291.7796875" calcext:value-type="float">
            <text:p>291,779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table:formula="of:=[.$B$6]*[.A19]*4" office:value-type="float" office:value="583.559375" calcext:value-type="float">
            <text:p>583,5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5)" office:value-type="float" office:value="32" calcext:value-type="float">
            <text:p>32</text:p>
          </table:table-cell>
          <table:table-cell table:formula="of:=[.$B$6]*[.A20]*4" office:value-type="float" office:value="1167.11875" calcext:value-type="float">
            <text:p>1167,1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6)" office:value-type="float" office:value="64" calcext:value-type="float">
            <text:p>64</text:p>
          </table:table-cell>
          <table:table-cell table:formula="of:=[.$B$6]*[.A21]*4" office:value-type="float" office:value="2334.2375" calcext:value-type="float">
            <text:p>2334,2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7)" office:value-type="float" office:value="128" calcext:value-type="float">
            <text:p>128</text:p>
          </table:table-cell>
          <table:table-cell table:formula="of:=[.$B$6]*[.A22]*4" office:value-type="float" office:value="4668.475" calcext:value-type="float">
            <text:p>4668,4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8)" office:value-type="float" office:value="256" calcext:value-type="float">
            <text:p>256</text:p>
          </table:table-cell>
          <table:table-cell table:formula="of:=[.$B$6]*[.A23]*4" office:value-type="float" office:value="9336.95" calcext:value-type="float">
            <text:p>9336,9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>
          <table:table-cell table:formula="of:=POWER(2;9)" office:value-type="float" office:value="512" calcext:value-type="float">
            <text:p>512</text:p>
          </table:table-cell>
          <table:table-cell table:formula="of:=[.$B$6]*[.A24]*4" office:value-type="float" office:value="18673.9" calcext:value-type="float">
            <text:p>18673,9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37]" office:value-type="float" office:value="4.8" calcext:value-type="float">
            <text:p>4,8</text:p>
          </table:table-cell>
          <table:table-cell table:style-name="ce2" table:formula="of:=[.$F$34]" office:value-type="float" office:value="115.2" calcext:value-type="float">
            <text:p>115,2</text:p>
          </table:table-cell>
          <table:table-cell table:style-name="ce2" table:formula="of:=[.$F$35]" office:value-type="float" office:value="16.4571428571429" calcext:value-type="float">
            <text:p>16,4571428571429</text:p>
          </table:table-cell>
          <table:table-cell table:style-name="ce2" table:formula="of:=[.$F$36]" office:value-type="float" office:value="9.6" calcext:value-type="float">
            <text:p>9,6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#PROCS</text:p>
          </table:table-cell>
          <table:table-cell table:style-name="ce1" office:value-type="string" calcext:value-type="string">
            <text:p>#CORES</text:p>
          </table:table-cell>
          <table:table-cell table:style-name="ce1" office:value-type="string" calcext:value-type="string">
            <text:p>#CLOCKFREQ</text:p>
          </table:table-cell>
          <table:table-cell table:style-name="ce1" office:value-type="string" calcext:value-type="string">
            <text:p>SIMD</text:p>
          </table:table-cell>
          <table:table-cell table:style-name="ce1" office:value-type="string" calcext:value-type="string">
            <text:p>FM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.4" calcext:value-type="float">
            <text:p>2,4</text:p>
          </table:table-cell>
          <table:table-cell table:style-name="ce2" table:formula="of:=256/3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A28]*[.B28]*[.C28]*[.D28]*[.E28]" office:value-type="float" office:value="921.6" calcext:value-type="float">
            <text:p>921,6</text:p>
          </table:table-cell>
          <table:table-cell table:style-name="ce2" office:value-type="string" calcext:value-type="string">
            <text:p>peak p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A28]*[.B28]*[.C28]*[.D28]" office:value-type="float" office:value="460.8" calcext:value-type="float">
            <text:p>460,8</text:p>
          </table:table-cell>
          <table:table-cell table:style-name="ce2" office:value-type="string" calcext:value-type="string">
            <text:p>wo fma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A28]*[.B28]*[.C28]" office:value-type="float" office:value="57.6" calcext:value-type="float">
            <text:p>57,6</text:p>
          </table:table-cell>
          <table:table-cell table:style-name="ce2" office:value-type="string" calcext:value-type="string">
            <text:p>wo simd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F30]/7" office:value-type="float" office:value="8.22857142857143" calcext:value-type="float">
            <text:p>8,22857142857143</text:p>
          </table:table-cell>
          <table:table-cell table:style-name="ce2" office:value-type="string" calcext:value-type="string">
            <text:p>wo ilp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A28]*[.C28]" office:value-type="float" office:value="4.8" calcext:value-type="float">
            <text:p>4,8</text:p>
          </table:table-cell>
          <table:table-cell table:style-name="ce2" office:value-type="string" calcext:value-type="string">
            <text:p>wo tlp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formula="of:=POWER(2;-4)" office:value-type="float" office:value="0.0625" calcext:value-type="float">
            <text:p>0,0625</text:p>
          </table:table-cell>
          <table:table-cell table:formula="of:=[.$B$6]*[.A34]" office:value-type="float" office:value="0.569882202148438" calcext:value-type="float">
            <text:p>0,569882202148438</text:p>
          </table:table-cell>
          <table:table-cell table:number-columns-repeated="3"/>
          <table:table-cell table:style-name="ce5" table:formula="of:=[.A28]*[.B28]*[.C28]*[.E28]" office:value-type="float" office:value="115.2" calcext:value-type="float">
            <text:p>115,2</text:p>
          </table:table-cell>
          <table:table-cell table:style-name="ce5" office:value-type="string" calcext:value-type="string">
            <text:p>wo simd</text:p>
          </table:table-cell>
          <table:table-cell table:number-columns-repeated="4"/>
        </table:table-row>
        <table:table-row table:style-name="ro1">
          <table:table-cell table:formula="of:=POWER(2;-3)" office:value-type="float" office:value="0.125" calcext:value-type="float">
            <text:p>0,125</text:p>
          </table:table-cell>
          <table:table-cell table:formula="of:=[.$B$6]*[.A35]" office:value-type="float" office:value="1.13976440429688" calcext:value-type="float">
            <text:p>1,13976440429688</text:p>
          </table:table-cell>
          <table:table-cell table:number-columns-repeated="3"/>
          <table:table-cell table:style-name="ce5" table:formula="of:=[.F34]/7" office:value-type="float" office:value="16.4571428571429" calcext:value-type="float">
            <text:p>16,4571428571429</text:p>
          </table:table-cell>
          <table:table-cell table:style-name="ce5" office:value-type="string" calcext:value-type="string">
            <text:p>wo ilp</text:p>
          </table:table-cell>
          <table:table-cell table:number-columns-repeated="4"/>
        </table:table-row>
        <table:table-row table:style-name="ro1">
          <table:table-cell table:formula="of:=POWER(2;-2)" office:value-type="float" office:value="0.25" calcext:value-type="float">
            <text:p>0,25</text:p>
          </table:table-cell>
          <table:table-cell table:formula="of:=[.$B$6]*[.A36]" office:value-type="float" office:value="2.27952880859375" calcext:value-type="float">
            <text:p>2,27952880859375</text:p>
          </table:table-cell>
          <table:table-cell table:number-columns-repeated="3"/>
          <table:table-cell table:style-name="ce5" table:formula="of:=[.A28]*[.C28]*[.E28]" office:value-type="float" office:value="9.6" calcext:value-type="float">
            <text:p>9,6</text:p>
          </table:table-cell>
          <table:table-cell table:style-name="ce5" office:value-type="string" calcext:value-type="string">
            <text:p>wo tpl</text:p>
          </table:table-cell>
          <table:table-cell table:number-columns-repeated="4"/>
        </table:table-row>
        <table:table-row table:style-name="ro1">
          <table:table-cell table:formula="of:=POWER(2;-1)" office:value-type="float" office:value="0.5" calcext:value-type="float">
            <text:p>0,5</text:p>
          </table:table-cell>
          <table:table-cell table:formula="of:=[.$B$6]*[.A37]" office:value-type="float" office:value="4.5590576171875" calcext:value-type="float">
            <text:p>4,5590576171875</text:p>
          </table:table-cell>
          <table:table-cell table:number-columns-repeated="3"/>
          <table:table-cell table:style-name="ce5" table:formula="of:=[.F36]/2" office:value-type="float" office:value="4.8" calcext:value-type="float">
            <text:p>4,8</text:p>
          </table:table-cell>
          <table:table-cell table:style-name="ce5" office:value-type="string" calcext:value-type="string">
            <text:p>wo fma</text:p>
          </table:table-cell>
          <table:table-cell table:number-columns-repeated="4"/>
        </table:table-row>
        <table:table-row table:style-name="ro1">
          <table:table-cell table:formula="of:=POWER(2;0)" office:value-type="float" office:value="1" calcext:value-type="float">
            <text:p>1</text:p>
          </table:table-cell>
          <table:table-cell table:formula="of:=[.$B$6]*[.A38]" office:value-type="float" office:value="9.118115234375" calcext:value-type="float">
            <text:p>9,118115234375</text:p>
          </table:table-cell>
          <table:table-cell table:number-columns-repeated="9"/>
        </table:table-row>
        <table:table-row table:style-name="ro1">
          <table:table-cell table:formula="of:=POWER(2;1)" office:value-type="float" office:value="2" calcext:value-type="float">
            <text:p>2</text:p>
          </table:table-cell>
          <table:table-cell table:formula="of:=[.$B$6]*[.A39]" office:value-type="float" office:value="18.23623046875" calcext:value-type="float">
            <text:p>18,23623046875</text:p>
          </table:table-cell>
          <table:table-cell table:number-columns-repeated="9"/>
        </table:table-row>
        <table:table-row table:style-name="ro1">
          <table:table-cell table:formula="of:=POWER(2;2)" office:value-type="float" office:value="4" calcext:value-type="float">
            <text:p>4</text:p>
          </table:table-cell>
          <table:table-cell table:formula="of:=[.$B$6]*[.A40]" office:value-type="float" office:value="36.4724609375" calcext:value-type="float">
            <text:p>36,4724609375</text:p>
          </table:table-cell>
          <table:table-cell table:number-columns-repeated="9"/>
        </table:table-row>
        <table:table-row table:style-name="ro1">
          <table:table-cell table:formula="of:=POWER(2;3)" office:value-type="float" office:value="8" calcext:value-type="float">
            <text:p>8</text:p>
          </table:table-cell>
          <table:table-cell table:formula="of:=[.$B$6]*[.A41]" office:value-type="float" office:value="72.944921875" calcext:value-type="float">
            <text:p>72,944921875</text:p>
          </table:table-cell>
          <table:table-cell table:number-columns-repeated="9"/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table:formula="of:=[.$B$6]*[.A42]" office:value-type="float" office:value="145.88984375" calcext:value-type="float">
            <text:p>145,88984375</text:p>
          </table:table-cell>
          <table:table-cell table:number-columns-repeated="9"/>
        </table:table-row>
        <table:table-row table:style-name="ro1">
          <table:table-cell table:formula="of:=POWER(2;5)" office:value-type="float" office:value="32" calcext:value-type="float">
            <text:p>32</text:p>
          </table:table-cell>
          <table:table-cell table:formula="of:=[.$B$6]*[.A43]" office:value-type="float" office:value="291.7796875" calcext:value-type="float">
            <text:p>291,7796875</text:p>
          </table:table-cell>
          <table:table-cell table:number-columns-repeated="9"/>
        </table:table-row>
        <table:table-row table:style-name="ro1">
          <table:table-cell table:formula="of:=POWER(2;6)" office:value-type="float" office:value="64" calcext:value-type="float">
            <text:p>64</text:p>
          </table:table-cell>
          <table:table-cell table:formula="of:=[.$B$6]*[.A44]" office:value-type="float" office:value="583.559375" calcext:value-type="float">
            <text:p>583,559375</text:p>
          </table:table-cell>
          <table:table-cell table:number-columns-repeated="9"/>
        </table:table-row>
        <table:table-row table:style-name="ro1">
          <table:table-cell table:formula="of:=POWER(2;7)" office:value-type="float" office:value="128" calcext:value-type="float">
            <text:p>128</text:p>
          </table:table-cell>
          <table:table-cell table:formula="of:=[.$B$6]*[.A45]" office:value-type="float" office:value="1167.11875" calcext:value-type="float">
            <text:p>1167,11875</text:p>
          </table:table-cell>
          <table:table-cell table:number-columns-repeated="5"/>
          <table:table-cell table:formula="of:=0.251094*(10^-3)" office:value-type="float" office:value="0.000251094" calcext:value-type="float">
            <text:p>0,000251094</text:p>
          </table:table-cell>
          <table:table-cell table:formula="of:=14.79968*(10^-3)" office:value-type="float" office:value="0.01479968" calcext:value-type="float">
            <text:p>0,01479968</text:p>
          </table:table-cell>
          <table:table-cell table:formula="of:=9385.264731*(10^-3)" office:value-type="float" office:value="9.385264731" calcext:value-type="float">
            <text:p>9,385264731</text:p>
          </table:table-cell>
          <table:table-cell table:formula="of:=76684.243481*(10^-3)" office:value-type="float" office:value="76.684243481" calcext:value-type="float">
            <text:p>76,684243481</text:p>
          </table:table-cell>
        </table:table-row>
        <table:table-row table:style-name="ro1">
          <table:table-cell table:formula="of:=POWER(2;8)" office:value-type="float" office:value="256" calcext:value-type="float">
            <text:p>256</text:p>
          </table:table-cell>
          <table:table-cell table:formula="of:=[.$B$6]*[.A46]" office:value-type="float" office:value="2334.2375" calcext:value-type="float">
            <text:p>2334,2375</text:p>
          </table:table-cell>
          <table:table-cell table:number-columns-repeated="5"/>
          <table:table-cell table:formula="of:=([.B52]/[.H45])*(10^-9)*8" office:value-type="float" office:value="2.10158745330434" calcext:value-type="float">
            <text:p>2,10158745330434</text:p>
          </table:table-cell>
          <table:table-cell table:formula="of:=([.B56]/[.I45])*(10^-9)*8" office:value-type="float" office:value="2.28672728058985" calcext:value-type="float">
            <text:p>2,28672728058985</text:p>
          </table:table-cell>
          <table:table-cell table:formula="of:=([.B60]/[.J45])*(10^-9)*8" office:value-type="float" office:value="3.03244136587797" calcext:value-type="float">
            <text:p>3,03244136587797</text:p>
          </table:table-cell>
          <table:table-cell table:formula="of:=([.B64]/[.K45])*(10^-9)*8" office:value-type="float" office:value="2.98500985633007" calcext:value-type="float">
            <text:p>2,98500985633007</text:p>
          </table:table-cell>
        </table:table-row>
        <table:table-row table:style-name="ro1">
          <table:table-cell table:formula="of:=POWER(2;9)" office:value-type="float" office:value="512" calcext:value-type="float">
            <text:p>512</text:p>
          </table:table-cell>
          <table:table-cell table:formula="of:=[.$B$6]*[.A47]" office:value-type="float" office:value="4668.475" calcext:value-type="float">
            <text:p>4668,475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Size= 32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0.332621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65962" calcext:value-type="float">
            <text:p>65962</text:p>
          </table:table-cell>
          <table:table-cell/>
          <table:table-cell table:formula="of:=[.B52]/([.A52]*64)" office:value-type="float" office:value="1.78623266897747" calcext:value-type="float">
            <text:p>1,7862326689774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ize= 128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19.747923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float" office:value="1283" calcext:value-type="float">
            <text:p>1283</text:p>
          </table:table-cell>
          <table:table-cell table:style-name="Default" office:value-type="float" office:value="4230354" calcext:value-type="float">
            <text:p>4230354</text:p>
          </table:table-cell>
          <table:table-cell/>
          <table:table-cell table:formula="of:=[.B56]/([.A56]*64)" office:value-type="float" office:value="51.5193150818394" calcext:value-type="float">
            <text:p>51,5193150818394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ize= 1024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12494.907427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float" office:value="185016" calcext:value-type="float">
            <text:p>185016</text:p>
          </table:table-cell>
          <table:table-cell table:style-name="Default" office:value-type="float" office:value="3557533125" calcext:value-type="float">
            <text:p>3557533125</text:p>
          </table:table-cell>
          <table:table-cell/>
          <table:table-cell table:formula="of:=[.B60]/([.A60]*64)" office:value-type="float" office:value="300.441340630675" calcext:value-type="float">
            <text:p>300,441340630675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ize= 2048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101482.56035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float" office:value="1969383" calcext:value-type="float">
            <text:p>1969383</text:p>
          </table:table-cell>
          <table:table-cell table:style-name="Default" office:value-type="float" office:value="28612902827" calcext:value-type="float">
            <text:p>28612902827</text:p>
          </table:table-cell>
          <table:table-cell/>
          <table:table-cell table:formula="of:=[.B64]/([.A64]*64)" office:value-type="float" office:value="227.013540114785" calcext:value-type="float">
            <text:p>227,01354011478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-00-0000</text:date>, <text:time style:data-style-name="N2" text:time-value="14:54:30.542745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04:27:02.553064456</meta:creation-date>
    <dc:date>2020-01-21T11:47:40.316732718</dc:date>
    <meta:editing-duration>PT17H32M42S</meta:editing-duration>
    <meta:editing-cycles>10</meta:editing-cycles>
    <meta:generator>LibreOffice/6.0.7.3$Linux_X86_64 LibreOffice_project/00m0$Build-3</meta:generator>
    <meta:document-statistic meta:table-count="1" meta:cell-count="2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true" chart:minimum="0.0625" chart:maximum="1024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2">
      <style:chart-properties chart:display-label="true" chart:logarithmic="true" chart:minimum="1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74cm" svg:height="16.031cm" xlink:href=".." xlink:type="simple" chart:class="chart:scatter" chart:style-name="ch1">
        <chart:title svg:x="12.818cm" svg:y="0.456cm" chart:style-name="ch2">
          <text:p>Roofline Model</text:p>
        </chart:title>
        <chart:plot-area chart:style-name="ch3" table:cell-range-address="Sheet1.A19:Sheet1.A24 Sheet1.B10:Sheet1.D10 Sheet1.C19:Sheet1.C24 Sheet1.B34:Sheet1.B47 Sheet1.E10:Sheet1.G10 Sheet1.F13:Sheet1.F24 Sheet1.G12:Sheet1.G24 Sheet1.E15:Sheet1.E24 Sheet1.B11:Sheet1.B20 Sheet1.D11:Sheet1.D24" chart:data-source-has-labels="row" svg:x="1.729cm" svg:y="1.555cm" svg:width="26.437cm" svg:height="13.031cm">
          <chartooo:coordinate-region svg:x="3.197cm" svg:y="1.754cm" svg:width="24.969cm" svg:height="12.185cm"/>
          <chart:axis chart:dimension="x" chart:name="primary-x" chart:style-name="ch4">
            <chart:title svg:x="13.812cm" svg:y="14.906cm" chart:style-name="ch5">
              <text:p>Flops/byte</text:p>
            </chart:title>
          </chart:axis>
          <chart:axis chart:dimension="y" chart:name="primary-y" chart:style-name="ch6">
            <chart:title svg:x="0.451cm" svg:y="8.874cm" chart:style-name="ch7">
              <text:p>GFlops</text:p>
            </chart:title>
            <chart:grid chart:style-name="ch8" chart:class="major"/>
          </chart:axis>
          <chart:series chart:style-name="ch9" chart:values-cell-range-address="Sheet1.C19:Sheet1.C24" chart:label-cell-address="Sheet1.C10:Sheet1.C10" chart:class="chart:scatter">
            <chart:domain table:cell-range-address="Sheet1.A19:Sheet1.A24"/>
            <chart:data-point chart:repeated="6"/>
          </chart:series>
          <chart:series chart:style-name="ch10" chart:values-cell-range-address="Sheet1.B34:Sheet1.B47" chart:class="chart:scatter">
            <chart:domain table:cell-range-address="Sheet1.A34:Sheet1.A47"/>
            <chart:data-point chart:repeated="14"/>
          </chart:series>
          <chart:series chart:style-name="ch11" chart:values-cell-range-address="Sheet1.F13:Sheet1.F24" chart:label-cell-address="Sheet1.F10:Sheet1.F10" chart:class="chart:scatter">
            <chart:domain table:cell-range-address="Sheet1.A13:Sheet1.A24"/>
            <chart:data-point chart:repeated="12"/>
          </chart:series>
          <chart:series chart:style-name="ch12" chart:values-cell-range-address="Sheet1.G12:Sheet1.G24" chart:label-cell-address="Sheet1.G10:Sheet1.G10" chart:class="chart:scatter">
            <chart:domain table:cell-range-address="Sheet1.A12:Sheet1.A24"/>
            <chart:data-point chart:repeated="13"/>
          </chart:series>
          <chart:series chart:style-name="ch13" chart:values-cell-range-address="Sheet1.E15:Sheet1.E24" chart:label-cell-address="Sheet1.E10:Sheet1.E10" chart:class="chart:scatter">
            <chart:domain table:cell-range-address="Sheet1.A15:Sheet1.A24"/>
            <chart:data-point chart:repeated="10"/>
          </chart:series>
          <chart:series chart:style-name="ch9" chart:values-cell-range-address="Sheet1.B11:Sheet1.B20" chart:label-cell-address="Sheet1.B10:Sheet1.B10" chart:class="chart:scatter">
            <chart:domain table:cell-range-address="Sheet1.A11:Sheet1.A20"/>
            <chart:data-point chart:repeated="10"/>
          </chart:series>
          <chart:series chart:style-name="ch14" chart:values-cell-range-address="Sheet1.D11:Sheet1.D24" chart:label-cell-address="Sheet1.D10:Sheet1.D10" chart:class="chart:scatter">
            <chart:domain table:cell-range-address="Sheet1.A11:Sheet1.A24"/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FP Perf</text:p>
                <draw:g>
                  <svg:desc>Sheet1.C10:Sheet1.C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wo ilp</text:p>
                <draw:g>
                  <svg:desc>Sheet1.F10:Sheet1.F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tlp</text:p>
                <draw:g>
                  <svg:desc>Sheet1.G10:Sheet1.G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simd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TA * I</text:p>
                <draw:g>
                  <svg:desc>Sheet1.B10:Sheet1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fma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9:Sheet1.A24</svg:desc>
                </draw:g>
              </table:table-cell>
              <table:table-cell office:value-type="float" office:value="921.6">
                <text:p>921.6</text:p>
                <draw:g>
                  <svg:desc>Sheet1.C19:Sheet1.C24</svg:desc>
                </draw:g>
              </table:table-cell>
              <table:table-cell office:value-type="float" office:value="0.0625">
                <text:p>0.0625</text:p>
                <draw:g>
                  <svg:desc>Sheet1.A34:Sheet1.A47</svg:desc>
                </draw:g>
              </table:table-cell>
              <table:table-cell office:value-type="float" office:value="0.569882202148438">
                <text:p>0.569882202148438</text:p>
                <draw:g>
                  <svg:desc>Sheet1.B34:Sheet1.B47</svg:desc>
                </draw:g>
              </table:table-cell>
              <table:table-cell office:value-type="float" office:value="0.25">
                <text:p>0.25</text:p>
                <draw:g>
                  <svg:desc>Sheet1.A13:Sheet1.A24</svg:desc>
                </draw:g>
              </table:table-cell>
              <table:table-cell office:value-type="float" office:value="16.4571428571429">
                <text:p>16.4571428571429</text:p>
                <draw:g>
                  <svg:desc>Sheet1.F13:Sheet1.F24</svg:desc>
                </draw:g>
              </table:table-cell>
              <table:table-cell office:value-type="float" office:value="0.125">
                <text:p>0.125</text:p>
                <draw:g>
                  <svg:desc>Sheet1.A12:Sheet1.A24</svg:desc>
                </draw:g>
              </table:table-cell>
              <table:table-cell office:value-type="float" office:value="9.6">
                <text:p>9.6</text:p>
                <draw:g>
                  <svg:desc>Sheet1.G12:Sheet1.G24</svg:desc>
                </draw:g>
              </table:table-cell>
              <table:table-cell office:value-type="float" office:value="1">
                <text:p>1</text:p>
                <draw:g>
                  <svg:desc>Sheet1.A15:Sheet1.A24</svg:desc>
                </draw:g>
              </table:table-cell>
              <table:table-cell office:value-type="float" office:value="115.2">
                <text:p>115.2</text:p>
                <draw:g>
                  <svg:desc>Sheet1.E15:Sheet1.E24</svg:desc>
                </draw:g>
              </table:table-cell>
              <table:table-cell office:value-type="float" office:value="0.0625">
                <text:p>0.0625</text:p>
                <draw:g>
                  <svg:desc>Sheet1.A11:Sheet1.A20</svg:desc>
                </draw:g>
              </table:table-cell>
              <table:table-cell office:value-type="float" office:value="2.27952880859375">
                <text:p>2.27952880859375</text:p>
                <draw:g>
                  <svg:desc>Sheet1.B11:Sheet1.B20</svg:desc>
                </draw:g>
              </table:table-cell>
              <table:table-cell office:value-type="float" office:value="0.0625">
                <text:p>0.0625</text:p>
                <draw:g>
                  <svg:desc>Sheet1.A11:Sheet1.A24</svg:desc>
                </draw:g>
              </table:table-cell>
              <table:table-cell office:value-type="float" office:value="4.8">
                <text:p>4.8</text:p>
                <draw:g>
                  <svg:desc>Sheet1.D11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21.6">
                <text:p>921.6</text:p>
              </table:table-cell>
              <table:table-cell office:value-type="float" office:value="0.125">
                <text:p>0.125</text:p>
              </table:table-cell>
              <table:table-cell office:value-type="float" office:value="1.13976440429688">
                <text:p>1.13976440429688</text:p>
              </table:table-cell>
              <table:table-cell office:value-type="float" office:value="0.5">
                <text:p>0.5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0.25">
                <text:p>0.25</text:p>
              </table:table-cell>
              <table:table-cell office:value-type="float" office:value="9.6">
                <text:p>9.6</text:p>
              </table:table-cell>
              <table:table-cell office:value-type="float" office:value="2">
                <text:p>2</text:p>
              </table:table-cell>
              <table:table-cell office:value-type="float" office:value="115.2">
                <text:p>115.2</text:p>
              </table:table-cell>
              <table:table-cell office:value-type="float" office:value="0.125">
                <text:p>0.125</text:p>
              </table:table-cell>
              <table:table-cell office:value-type="float" office:value="4.5590576171875">
                <text:p>4.5590576171875</text:p>
              </table:table-cell>
              <table:table-cell office:value-type="float" office:value="0.125">
                <text:p>0.12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921.6">
                <text:p>921.6</text:p>
              </table:table-cell>
              <table:table-cell office:value-type="float" office:value="0.25">
                <text:p>0.25</text:p>
              </table:table-cell>
              <table:table-cell office:value-type="float" office:value="2.27952880859375">
                <text:p>2.27952880859375</text:p>
              </table:table-cell>
              <table:table-cell office:value-type="float" office:value="1">
                <text:p>1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0.5">
                <text:p>0.5</text:p>
              </table:table-cell>
              <table:table-cell office:value-type="float" office:value="9.6">
                <text:p>9.6</text:p>
              </table:table-cell>
              <table:table-cell office:value-type="float" office:value="4">
                <text:p>4</text:p>
              </table:table-cell>
              <table:table-cell office:value-type="float" office:value="115.2">
                <text:p>115.2</text:p>
              </table:table-cell>
              <table:table-cell office:value-type="float" office:value="0.25">
                <text:p>0.25</text:p>
              </table:table-cell>
              <table:table-cell office:value-type="float" office:value="9.118115234375">
                <text:p>9.118115234375</text:p>
              </table:table-cell>
              <table:table-cell office:value-type="float" office:value="0.25">
                <text:p>0.2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21.6">
                <text:p>921.6</text:p>
              </table:table-cell>
              <table:table-cell office:value-type="float" office:value="0.5">
                <text:p>0.5</text:p>
              </table:table-cell>
              <table:table-cell office:value-type="float" office:value="4.5590576171875">
                <text:p>4.5590576171875</text:p>
              </table:table-cell>
              <table:table-cell office:value-type="float" office:value="2">
                <text:p>2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1">
                <text:p>1</text:p>
              </table:table-cell>
              <table:table-cell office:value-type="float" office:value="9.6">
                <text:p>9.6</text:p>
              </table:table-cell>
              <table:table-cell office:value-type="float" office:value="8">
                <text:p>8</text:p>
              </table:table-cell>
              <table:table-cell office:value-type="float" office:value="115.2">
                <text:p>115.2</text:p>
              </table:table-cell>
              <table:table-cell office:value-type="float" office:value="0.5">
                <text:p>0.5</text:p>
              </table:table-cell>
              <table:table-cell office:value-type="float" office:value="18.23623046875">
                <text:p>18.23623046875</text:p>
              </table:table-cell>
              <table:table-cell office:value-type="float" office:value="0.5">
                <text:p>0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921.6">
                <text:p>921.6</text:p>
              </table:table-cell>
              <table:table-cell office:value-type="float" office:value="1">
                <text:p>1</text:p>
              </table:table-cell>
              <table:table-cell office:value-type="float" office:value="9.118115234375">
                <text:p>9.118115234375</text:p>
              </table:table-cell>
              <table:table-cell office:value-type="float" office:value="4">
                <text:p>4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2">
                <text:p>2</text:p>
              </table:table-cell>
              <table:table-cell office:value-type="float" office:value="9.6">
                <text:p>9.6</text:p>
              </table:table-cell>
              <table:table-cell office:value-type="float" office:value="16">
                <text:p>16</text:p>
              </table:table-cell>
              <table:table-cell office:value-type="float" office:value="115.2">
                <text:p>115.2</text:p>
              </table:table-cell>
              <table:table-cell office:value-type="float" office:value="1">
                <text:p>1</text:p>
              </table:table-cell>
              <table:table-cell office:value-type="float" office:value="36.4724609375">
                <text:p>36.4724609375</text:p>
              </table:table-cell>
              <table:table-cell office:value-type="float" office:value="1">
                <text:p>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921.6">
                <text:p>921.6</text:p>
              </table:table-cell>
              <table:table-cell office:value-type="float" office:value="2">
                <text:p>2</text:p>
              </table:table-cell>
              <table:table-cell office:value-type="float" office:value="18.23623046875">
                <text:p>18.23623046875</text:p>
              </table:table-cell>
              <table:table-cell office:value-type="float" office:value="8">
                <text:p>8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4">
                <text:p>4</text:p>
              </table:table-cell>
              <table:table-cell office:value-type="float" office:value="9.6">
                <text:p>9.6</text:p>
              </table:table-cell>
              <table:table-cell office:value-type="float" office:value="32">
                <text:p>32</text:p>
              </table:table-cell>
              <table:table-cell office:value-type="float" office:value="115.2">
                <text:p>115.2</text:p>
              </table:table-cell>
              <table:table-cell office:value-type="float" office:value="2">
                <text:p>2</text:p>
              </table:table-cell>
              <table:table-cell office:value-type="float" office:value="72.944921875">
                <text:p>72.944921875</text:p>
              </table:table-cell>
              <table:table-cell office:value-type="float" office:value="2">
                <text:p>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6.4724609375">
                <text:p>36.4724609375</text:p>
              </table:table-cell>
              <table:table-cell office:value-type="float" office:value="16">
                <text:p>16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8">
                <text:p>8</text:p>
              </table:table-cell>
              <table:table-cell office:value-type="float" office:value="9.6">
                <text:p>9.6</text:p>
              </table:table-cell>
              <table:table-cell office:value-type="float" office:value="64">
                <text:p>64</text:p>
              </table:table-cell>
              <table:table-cell office:value-type="float" office:value="115.2">
                <text:p>115.2</text:p>
              </table:table-cell>
              <table:table-cell office:value-type="float" office:value="4">
                <text:p>4</text:p>
              </table:table-cell>
              <table:table-cell office:value-type="float" office:value="145.88984375">
                <text:p>145.88984375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2.944921875">
                <text:p>72.944921875</text:p>
              </table:table-cell>
              <table:table-cell office:value-type="float" office:value="32">
                <text:p>32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16">
                <text:p>16</text:p>
              </table:table-cell>
              <table:table-cell office:value-type="float" office:value="9.6">
                <text:p>9.6</text:p>
              </table:table-cell>
              <table:table-cell office:value-type="float" office:value="128">
                <text:p>128</text:p>
              </table:table-cell>
              <table:table-cell office:value-type="float" office:value="115.2">
                <text:p>115.2</text:p>
              </table:table-cell>
              <table:table-cell office:value-type="float" office:value="8">
                <text:p>8</text:p>
              </table:table-cell>
              <table:table-cell office:value-type="float" office:value="291.7796875">
                <text:p>291.7796875</text:p>
              </table:table-cell>
              <table:table-cell office:value-type="float" office:value="8">
                <text:p>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5.88984375">
                <text:p>145.88984375</text:p>
              </table:table-cell>
              <table:table-cell office:value-type="float" office:value="64">
                <text:p>64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32">
                <text:p>32</text:p>
              </table:table-cell>
              <table:table-cell office:value-type="float" office:value="9.6">
                <text:p>9.6</text:p>
              </table:table-cell>
              <table:table-cell office:value-type="float" office:value="256">
                <text:p>256</text:p>
              </table:table-cell>
              <table:table-cell office:value-type="float" office:value="115.2">
                <text:p>115.2</text:p>
              </table:table-cell>
              <table:table-cell office:value-type="float" office:value="16">
                <text:p>16</text:p>
              </table:table-cell>
              <table:table-cell office:value-type="float" office:value="583.559375">
                <text:p>583.559375</text:p>
              </table:table-cell>
              <table:table-cell office:value-type="float" office:value="16">
                <text:p>1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91.7796875">
                <text:p>291.7796875</text:p>
              </table:table-cell>
              <table:table-cell office:value-type="float" office:value="128">
                <text:p>128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64">
                <text:p>64</text:p>
              </table:table-cell>
              <table:table-cell office:value-type="float" office:value="9.6">
                <text:p>9.6</text:p>
              </table:table-cell>
              <table:table-cell office:value-type="float" office:value="512">
                <text:p>512</text:p>
              </table:table-cell>
              <table:table-cell office:value-type="float" office:value="115.2">
                <text:p>115.2</text:p>
              </table:table-cell>
              <table:table-cell office:value-type="float" office:value="32">
                <text:p>32</text:p>
              </table:table-cell>
              <table:table-cell office:value-type="float" office:value="1167.11875">
                <text:p>1167.11875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583.559375">
                <text:p>583.559375</text:p>
              </table:table-cell>
              <table:table-cell office:value-type="float" office:value="256">
                <text:p>256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128">
                <text:p>128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167.11875">
                <text:p>1167.11875</text:p>
              </table:table-cell>
              <table:table-cell office:value-type="float" office:value="512">
                <text:p>512</text:p>
              </table:table-cell>
              <table:table-cell office:value-type="float" office:value="16.4571428571429">
                <text:p>16.4571428571429</text:p>
              </table:table-cell>
              <table:table-cell office:value-type="float" office:value="256">
                <text:p>256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2334.2375">
                <text:p>2334.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668.475">
                <text:p>4668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